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8" office:value-type="string" office:string-value="Catalogue Pricing Update. Details">
            <text:p>Catalogue Pricing Update. Details</text:p>
          </table:table-cell>
          <table:table-cell table:style-name="ce8" office:value-type="string" office:string-value=""/>
          <table:table-cell table:style-name="ce8" office:value-type="string" office:string-value="Catalogue Pricing Update">
            <text:p>Catalogue Pricing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about prices in an existing Catalogue.">
            <text:p>A document used to update information about price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Pricing Update. UBL Version Identifier. Identifier">
            <text:p>Catalogue Pricing Update. UBL Vers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Pricing Update. Customization Identifier. Identifier">
            <text:p>Catalogue Pricing Update. Customiza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icing Update. Profile Identifier. Identifier">
            <text:p>Catalogue Pricing Update. Profile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icing Update. Profile Execution Identifier. Identifier">
            <text:p>Catalogue Pricing Update. Profile Execu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Pricing Update. Identifier">
            <text:p>Catalogue Pricing Update.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Pricing Update. UUID. Identifier">
            <text:p>Catalogue Pricing Update. UUID.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Pricing Update. Name">
            <text:p>Catalogue Pricing Update. Na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Seasonal Promotion ">
            <text:p><text:s/>Seasonal Promo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Pricing Update. Issue Date. Date">
            <text:p>Catalogue Pricing Update. Issue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Pricing Update. Issue Time. Time">
            <text:p>Catalogue Pricing Update. Issue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Pricing Update. Revision Date. Date">
            <text:p>Catalogue Pricing Update. Revision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Pricing Update. Revision Time. Time">
            <text:p>Catalogue Pricing Update. Revision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Pricing Update. Note. Text">
            <text:p>Catalogue Pricing Update. Note.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Pricing Update. Description. Text">
            <text:p>Catalogue Pricing Update. Description.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scribes the Catalogue Revision.">
            <text:p>Describes the Catalogue Revision.</text:p>
          </table:table-cell>
          <table:table-cell office:value-type="string" table:style-name="ce9" office:string-value="adjustment of prices for Christmas trading period ">
            <text:p><text:s text:c="2"/>adjustment of prices for Christmas trading perio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Pricing Update. Version. Identifier">
            <text:p>Catalogue Pricing Update. Version.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talogue.">
            <text:p>Indicat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Pricing Update. Line Count. Numeric">
            <text:p>Catalogue Pricing Update. Line Count. Numeric</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lines in the document.">
            <text:p>The number of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Pricing Update. Validity_ Period. Period">
            <text:p>Catalogue Pricing Update. Validity_ Period. Period</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Pricing Update. Related_ Catalogue Reference. Catalogue Reference">
            <text:p>Catalogue Pricing Update. Related_ Catalogue Reference. Catalogue Referenc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Pricing Update. Referenced_ Contract. Contract">
            <text:p>Catalogue Pricing Update. Referenced_ Contract. Contract</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Pricing Update. Signature">
            <text:p>Catalogue Pricing Update. Signatur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Pricing Update. Provider_ Party. Party">
            <text:p>Catalogue Pricing Update. Provid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Pricing Update.">
            <text:p>The party send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Pricing Update. Receiver_ Party. Party">
            <text:p>Catalogue Pricing Update. Receiv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Pricing Update.">
            <text:p>The party receiv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Pricing Update. Seller_ Supplier Party. Supplier Party">
            <text:p>Catalogue Pricing Update. Seller_ Supplier Party. Suppli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Pricing Update. Contractor_ Customer Party. Customer Party">
            <text:p>Catalogue Pricing Update. Contractor_ Customer Party. Custom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Pricing Update. Trading Terms">
            <text:p>Catalogue Pricing Update. Trading Terms</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Pricing Update. Default_ Language. Language">
            <text:p>Catalogue Pricing Update. Default_ Language. Languag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catalogue pricing update.">
            <text:p>The default language for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10" office:value-type="string" office:string-value="Catalogue Pricing Update. Catalogue Pricing Update Line">
            <text:p>Catalogue Pricing Update. Catalogue Pricing Update Lin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Pricing Update Line">
            <text:p>Catalogue Pricing Update Line</text:p>
          </table:table-cell>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